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61">
            <text:p>UL-2261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30.0">
            <text:p>1830.0</text:p>
          </table:table-cell>
          <table:table-cell office:value-type="float" office:value="110.0">
            <text:p>110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390">
            <text:p>GSC-5390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6420.0">
            <text:p>642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462">
            <text:p>UL-462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220.0">
            <text:p>12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38">
            <text:p>UL-2238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570.0">
            <text:p>15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8334">
            <text:p>BETA-18334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160.0">
            <text:p>116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8333">
            <text:p>BETA-18333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240.0">
            <text:p>12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8">
            <text:p>3.8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217">
            <text:p>UL-221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620.0">
            <text:p>162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324">
            <text:p>UL-324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2100.0">
            <text:p>210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1500">
            <text:p>GSC-1500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10200.0">
            <text:p>10200.0</text:p>
          </table:table-cell>
          <table:table-cell office:value-type="float" office:value="75.0">
            <text:p>75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85.0">
            <text:p>85.0</text:p>
          </table:table-cell>
          <table:table-cell office:value-type="float" office:value="4.3">
            <text:p>4.3</text:p>
          </table:table-cell>
          <table:table-cell office:value-type="float" office:value="4.3">
            <text:p>4.3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697">
            <text:p>UL-697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210.0">
            <text:p>921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2">
            <text:p>UQ-1232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390.0">
            <text:p>103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3.1">
            <text:p>73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839">
            <text:p>UL-83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70.0">
            <text:p>13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5">
            <text:p>3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987">
            <text:p>UL-987</text:p>
          </table:table-cell>
          <table:table-cell office:value-type="float" office:value="48.23">
            <text:p>48.23</text:p>
          </table:table-cell>
          <table:table-cell office:value-type="float" office:value="-69.57">
            <text:p>-69.57</text:p>
          </table:table-cell>
          <table:table-cell office:value-type="float" office:value="6750.0">
            <text:p>6750.0</text:p>
          </table:table-cell>
          <table:table-cell office:value-type="float" office:value="112.0">
            <text:p>112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29">
            <text:p>UQ-1229</text:p>
          </table:table-cell>
          <table:table-cell office:value-type="float" office:value="49.29">
            <text:p>49.29</text:p>
          </table:table-cell>
          <table:table-cell office:value-type="float" office:value="-68.16">
            <text:p>-68.16</text:p>
          </table:table-cell>
          <table:table-cell office:value-type="float" office:value="9740.0">
            <text:p>9740.0</text:p>
          </table:table-cell>
          <table:table-cell office:value-type="float" office:value="112.0">
            <text:p>112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9.6">
            <text:p>59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1">
            <text:p>UQ-1231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240.0">
            <text:p>1024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6.0">
            <text:p>76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3">
            <text:p>UQ-1233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740.0">
            <text:p>1074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Q-1234">
            <text:p>UQ-1234</text:p>
          </table:table-cell>
          <table:table-cell office:value-type="float" office:value="49.32">
            <text:p>49.32</text:p>
          </table:table-cell>
          <table:table-cell office:value-type="float" office:value="-68.16">
            <text:p>-68.16</text:p>
          </table:table-cell>
          <table:table-cell office:value-type="float" office:value="10590.0">
            <text:p>105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uboisEtal1988,VacchiEtal2018">
            <text:p>DuboisEtal1988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1285">
            <text:p>BETA-11285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5500.0">
            <text:p>5500.0</text:p>
          </table:table-cell>
          <table:table-cell office:value-type="float" office:value="100.0">
            <text:p>100.0</text:p>
          </table:table-cell>
          <table:table-cell office:value-type="string" office:value="charcoal; arch">
            <text:p>charcoal; ar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2">
            <text:p>16.2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0818">
            <text:p>BETA-10818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8440.0">
            <text:p>8440.0</text:p>
          </table:table-cell>
          <table:table-cell office:value-type="float" office:value="120.0">
            <text:p>120.0</text:p>
          </table:table-cell>
          <table:table-cell office:value-type="string" office:value="marine algae">
            <text:p>marine alga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5.8">
            <text:p>35.8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10817">
            <text:p>BETA-10817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8930.0">
            <text:p>8930.0</text:p>
          </table:table-cell>
          <table:table-cell office:value-type="float" office:value="100.0">
            <text:p>100.0</text:p>
          </table:table-cell>
          <table:table-cell office:value-type="string" office:value="balanus sp.">
            <text:p>balanus sp.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20.6">
            <text:p>2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945">
            <text:p>GSC-5945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9170.0">
            <text:p>9170.0</text:p>
          </table:table-cell>
          <table:table-cell office:value-type="float" office:value="55.0">
            <text:p>55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944">
            <text:p>GSC-5944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9200.0">
            <text:p>9200.0</text:p>
          </table:table-cell>
          <table:table-cell office:value-type="float" office:value="50.0">
            <text:p>50.0</text:p>
          </table:table-cell>
          <table:table-cell office:value-type="string" office:value="balanus hameri">
            <text:p>balanus hameri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.8">
            <text:p>6.8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476">
            <text:p>GSC-5476</text:p>
          </table:table-cell>
          <table:table-cell office:value-type="float" office:value="48.13">
            <text:p>48.13</text:p>
          </table:table-cell>
          <table:table-cell office:value-type="float" office:value="-69.68">
            <text:p>-69.68</text:p>
          </table:table-cell>
          <table:table-cell office:value-type="float" office:value="6830.0">
            <text:p>6830.0</text:p>
          </table:table-cell>
          <table:table-cell office:value-type="float" office:value="40.0">
            <text:p>40.0</text:p>
          </table:table-cell>
          <table:table-cell office:value-type="string" office:value="clinocardium ciliatum">
            <text:p>clinocardium ciliatum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I-5922">
            <text:p>I-5922</text:p>
          </table:table-cell>
          <table:table-cell office:value-type="float" office:value="48.19">
            <text:p>48.19</text:p>
          </table:table-cell>
          <table:table-cell office:value-type="float" office:value="-69.72">
            <text:p>-69.72</text:p>
          </table:table-cell>
          <table:table-cell office:value-type="float" office:value="10400.0">
            <text:p>10400.0</text:p>
          </table:table-cell>
          <table:table-cell office:value-type="float" office:value="150.0">
            <text:p>15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83.0">
            <text:p>83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131">
            <text:p>UL-2131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120.0">
            <text:p>812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6">
            <text:p>8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715">
            <text:p>UL-715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270.0">
            <text:p>127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">
            <text:p>5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90">
            <text:p>UL-2090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9470.0">
            <text:p>947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GSC-5313">
            <text:p>GSC-5313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950.0">
            <text:p>1950.0</text:p>
          </table:table-cell>
          <table:table-cell office:value-type="float" office:value="80.0">
            <text:p>80.0</text:p>
          </table:table-cell>
          <table:table-cell office:value-type="string" office:value="plant fragments (spartina alterniflora&gt;)">
            <text:p>plant fragments (spartina alterniflora&gt;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9">
            <text:p>UL-2089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640.0">
            <text:p>864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9.1">
            <text:p>9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6">
            <text:p>UL-2006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90.0">
            <text:p>199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2">
            <text:p>UL-200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170.0">
            <text:p>21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1">
            <text:p>UL-2001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570.0">
            <text:p>15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65">
            <text:p>UL-1865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740.0">
            <text:p>17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8">
            <text:p>BETA-36108</text:p>
          </table:table-cell>
          <table:table-cell office:value-type="float" office:value="48.07">
            <text:p>48.07</text:p>
          </table:table-cell>
          <table:table-cell office:value-type="float" office:value="-69.74">
            <text:p>-69.74</text:p>
          </table:table-cell>
          <table:table-cell office:value-type="float" office:value="6510.0">
            <text:p>65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0.0">
            <text:p>30.0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912">
            <text:p>UL-191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70.0">
            <text:p>19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5">
            <text:p>BETA-36105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480.0">
            <text:p>148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7">
            <text:p>UL-200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60.0">
            <text:p>186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6103">
            <text:p>BETA-36103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910.0">
            <text:p>191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1">
            <text:p>4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8369">
            <text:p>BETA-2836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650.0">
            <text:p>165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8370">
            <text:p>BETA-28370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70.0">
            <text:p>137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76667">
            <text:p>BETA-76667</text:p>
          </table:table-cell>
          <table:table-cell office:value-type="float" office:value="49.25">
            <text:p>49.25</text:p>
          </table:table-cell>
          <table:table-cell office:value-type="float" office:value="-68.25">
            <text:p>-68.25</text:p>
          </table:table-cell>
          <table:table-cell office:value-type="float" office:value="7410.0">
            <text:p>7410.0</text:p>
          </table:table-cell>
          <table:table-cell office:value-type="float" office:value="110.0">
            <text:p>11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0.0">
            <text:p>50.0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Martindale2020,VacchiEtal2018">
            <text:p>Martindale2020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89">
            <text:p>UL-1889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740.0">
            <text:p>27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8283">
            <text:p>BETA-8283</text:p>
          </table:table-cell>
          <table:table-cell office:value-type="float" office:value="48.23">
            <text:p>48.23</text:p>
          </table:table-cell>
          <table:table-cell office:value-type="float" office:value="-69.53">
            <text:p>-69.53</text:p>
          </table:table-cell>
          <table:table-cell office:value-type="float" office:value="7100.0">
            <text:p>710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890">
            <text:p>UL-1890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30.0">
            <text:p>183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9059">
            <text:p>BETA-29059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640.0">
            <text:p>1640.0</text:p>
          </table:table-cell>
          <table:table-cell office:value-type="float" office:value="70.0">
            <text:p>7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28-3-a">
            <text:p>28-3-a</text:p>
          </table:table-cell>
          <table:table-cell office:value-type="float" office:value="48.67">
            <text:p>48.67</text:p>
          </table:table-cell>
          <table:table-cell office:value-type="float" office:value="-69.31">
            <text:p>-69.31</text:p>
          </table:table-cell>
          <table:table-cell office:value-type="float" office:value="10380.0">
            <text:p>10380.0</text:p>
          </table:table-cell>
          <table:table-cell office:value-type="float" office:value="40.0">
            <text:p>4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DietrichEtal2017,VacchiEtal2018">
            <text:p>DietrichEtal2017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2">
            <text:p>UL-1732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340.0">
            <text:p>234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7">
            <text:p>UL-1737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910.0">
            <text:p>191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9">
            <text:p>BETA-37629</text:p>
          </table:table-cell>
          <table:table-cell office:value-type="float" office:value="48.09">
            <text:p>48.09</text:p>
          </table:table-cell>
          <table:table-cell office:value-type="float" office:value="-69.71">
            <text:p>-69.71</text:p>
          </table:table-cell>
          <table:table-cell office:value-type="float" office:value="1310.0">
            <text:p>1310.0</text:p>
          </table:table-cell>
          <table:table-cell office:value-type="float" office:value="78.0">
            <text:p>78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6">
            <text:p>5.6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3">
            <text:p>UL-2083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790.0">
            <text:p>879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8.6">
            <text:p>8.6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84">
            <text:p>UL-2084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9260.0">
            <text:p>9260.0</text:p>
          </table:table-cell>
          <table:table-cell office:value-type="float" office:value="130.0">
            <text:p>13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24660">
            <text:p>BETA-24660</text:p>
          </table:table-cell>
          <table:table-cell office:value-type="float" office:value="48.1">
            <text:p>48.1</text:p>
          </table:table-cell>
          <table:table-cell office:value-type="float" office:value="-69.71">
            <text:p>-69.71</text:p>
          </table:table-cell>
          <table:table-cell office:value-type="float" office:value="1470.0">
            <text:p>14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730">
            <text:p>UL-1730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1880.0">
            <text:p>188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2">
            <text:p>4.2</text:p>
          </table:table-cell>
          <table:table-cell office:value-type="float" office:value="1.9">
            <text:p>1.9</text:p>
          </table:table-cell>
          <table:table-cell office:value-type="float" office:value="1.9">
            <text:p>1.9</text:p>
          </table:table-cell>
          <table:table-cell office:value-type="string" office:value="DionneEtal2004,VacchiEtal2018">
            <text:p>DionneEtal2004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1619">
            <text:p>UL-1619</text:p>
          </table:table-cell>
          <table:table-cell office:value-type="float" office:value="48.82">
            <text:p>48.82</text:p>
          </table:table-cell>
          <table:table-cell office:value-type="float" office:value="-68.88">
            <text:p>-68.88</text:p>
          </table:table-cell>
          <table:table-cell office:value-type="float" office:value="8180.0">
            <text:p>8180.0</text:p>
          </table:table-cell>
          <table:table-cell office:value-type="float" office:value="130.0">
            <text:p>13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1">
            <text:p>3.1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2001a,VacchiEtal2018">
            <text:p>Dionne2001a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7">
            <text:p>BETA-37627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250.0">
            <text:p>9250.0</text:p>
          </table:table-cell>
          <table:table-cell office:value-type="float" office:value="110.0">
            <text:p>11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37628">
            <text:p>BETA-37628</text:p>
          </table:table-cell>
          <table:table-cell office:value-type="float" office:value="48.11">
            <text:p>48.11</text:p>
          </table:table-cell>
          <table:table-cell office:value-type="float" office:value="-69.72">
            <text:p>-69.72</text:p>
          </table:table-cell>
          <table:table-cell office:value-type="float" office:value="9180.0">
            <text:p>9180.0</text:p>
          </table:table-cell>
          <table:table-cell office:value-type="float" office:value="100.0">
            <text:p>100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DionneOcchietti1996,VacchiEtal2018">
            <text:p>DionneOcchietti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TO-5150">
            <text:p>TO-5150</text:p>
          </table:table-cell>
          <table:table-cell office:value-type="float" office:value="48.1">
            <text:p>48.1</text:p>
          </table:table-cell>
          <table:table-cell office:value-type="float" office:value="-69.7">
            <text:p>-69.7</text:p>
          </table:table-cell>
          <table:table-cell office:value-type="float" office:value="1380.0">
            <text:p>138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">
            <text:p>5.4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BETA-44565">
            <text:p>BETA-44565</text:p>
          </table:table-cell>
          <table:table-cell office:value-type="float" office:value="48.09">
            <text:p>48.09</text:p>
          </table:table-cell>
          <table:table-cell office:value-type="float" office:value="-69.71">
            <text:p>-69.71</text:p>
          </table:table-cell>
          <table:table-cell office:value-type="float" office:value="950.0">
            <text:p>95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">
            <text:p>5.2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6,VacchiEtal2018">
            <text:p>Dionne1996,VacchiEtal2018</text:p>
          </table:table-cell>
        </table:table-row>
        <table:table-row>
          <table:table-cell office:value-type="string" office:value="Forestville">
            <text:p>Forestville</text:p>
          </table:table-cell>
          <table:table-cell office:value-type="string" office:value="radiocarbon">
            <text:p>radiocarbon</text:p>
          </table:table-cell>
          <table:table-cell office:value-type="string" office:value="UL-2008">
            <text:p>UL-2008</text:p>
          </table:table-cell>
          <table:table-cell office:value-type="float" office:value="48.57">
            <text:p>48.57</text:p>
          </table:table-cell>
          <table:table-cell office:value-type="float" office:value="-69.13">
            <text:p>-69.13</text:p>
          </table:table-cell>
          <table:table-cell office:value-type="float" office:value="2360.0">
            <text:p>2360.0</text:p>
          </table:table-cell>
          <table:table-cell office:value-type="float" office:value="90.0">
            <text:p>9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3">
            <text:p>1.3</text:p>
          </table:table-cell>
          <table:table-cell office:value-type="float" office:value="1.3">
            <text:p>1.3</text:p>
          </table:table-cell>
          <table:table-cell office:value-type="string" office:value="DionneEtal2004,VacchiEtal2018">
            <text:p>DionneEtal2004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